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13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4910.84">
            <text:p>14910.84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8" office:value-type="percentage" calcext:value-type="percentage" table:number-columns-spanned="2" table:number-rows-spanned="1" office:value="0.16">
            <text:p>0.16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.3">
            <text:p>0.3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8" table:number-columns-spanned="2" table:number-rows-spanned="1" office:value-type="percentage" calcext:value-type="percentage" office:value="0.2375">
            <text:p>0.2375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8" table:number-columns-spanned="2" table:number-rows-spanned="1" office:value-type="percentage" calcext:value-type="percentage" office:value="1.0">
            <text:p>1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900.0">
            <text:p>9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3175.0">
            <text:p>23175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table:number-columns-spanned="2" table:number-rows-spanned="1" office:value="-114.22000000000003">
            <text:p>-114.22000000000003</text:p>
          </table:table-cell>
          <table:covered-table-cell table:style-name="ce114"/>
          <table:table-cell table:style-name="ce111" office:value-type="currency" calcext:value-type="currency" office:value="429.26">
            <text:p>429.26</text:p>
          </table:table-cell>
          <table:table-cell table:style-name="ce140" office:value-type="currency" calcext:value-type="currency" office:value="744.3">
            <text:p>744.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7">
            <text:p>0.27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table:number-columns-spanned="2" table:number-rows-spanned="1" office:value="-0.0">
            <text:p>-0.0</text:p>
          </table:table-cell>
          <table:covered-table-cell table:style-name="ce107"/>
          <table:table-cell table:style-name="ce102" office:value-type="percentage" calcext:value-type="percentage" office:value="0.02">
            <text:p>0.02</text:p>
          </table:table-cell>
          <table:table-cell table:style-name="ce141" office:value-type="percentage" calcext:value-type="percentage" office:value="0.03">
            <text:p>0.0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55.5">
            <text:p>55.5</text:p>
          </table:table-cell>
          <table:table-cell table:style-name="ce143" office:value-type="percentage" calcext:value-type="percentage" office:value="0.18">
            <text:p>0.18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9.5">
            <text:p>9.5</text:p>
          </table:table-cell>
          <table:table-cell table:style-name="ce143" office:value-type="percentage" calcext:value-type="percentage" office:value="0.02">
            <text:p>0.02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5" table:number-rows-spanned="1">
            <text:p>Sumario y previsiones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